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abda"/>
    </style:style>
    <style:style style:name="P2" style:family="paragraph" style:parent-style-name="Standard">
      <style:text-properties officeooo:rsid="0010abda" officeooo:paragraph-rsid="0010abda"/>
    </style:style>
    <style:style style:name="P3" style:family="paragraph" style:parent-style-name="Standard">
      <style:text-properties officeooo:rsid="0010abda" officeooo:paragraph-rsid="00198390"/>
    </style:style>
    <style:style style:name="P4" style:family="paragraph" style:parent-style-name="Standard">
      <style:text-properties officeooo:paragraph-rsid="0010abda"/>
    </style:style>
    <style:style style:name="P5" style:family="paragraph" style:parent-style-name="Standard">
      <style:text-properties officeooo:rsid="00120772" officeooo:paragraph-rsid="00120772"/>
    </style:style>
    <style:style style:name="P6" style:family="paragraph" style:parent-style-name="Standard">
      <style:text-properties officeooo:rsid="00120772" officeooo:paragraph-rsid="00161917"/>
    </style:style>
    <style:style style:name="P7" style:family="paragraph" style:parent-style-name="Standard">
      <style:text-properties officeooo:rsid="00120772" officeooo:paragraph-rsid="00198390"/>
    </style:style>
    <style:style style:name="P8" style:family="paragraph" style:parent-style-name="Standard">
      <style:text-properties officeooo:rsid="00120772" officeooo:paragraph-rsid="001fd2ab"/>
    </style:style>
    <style:style style:name="P9" style:family="paragraph" style:parent-style-name="Standard">
      <style:text-properties officeooo:rsid="00124dcf" officeooo:paragraph-rsid="00124dcf"/>
    </style:style>
    <style:style style:name="P10" style:family="paragraph" style:parent-style-name="Standard">
      <style:text-properties officeooo:rsid="00161917" officeooo:paragraph-rsid="00161917"/>
    </style:style>
    <style:style style:name="P11" style:family="paragraph" style:parent-style-name="Standard">
      <style:text-properties officeooo:rsid="00161917" officeooo:paragraph-rsid="00198390"/>
    </style:style>
    <style:style style:name="P12" style:family="paragraph" style:parent-style-name="Standard">
      <style:text-properties officeooo:rsid="00161917" officeooo:paragraph-rsid="001fd2ab"/>
    </style:style>
    <style:style style:name="P13" style:family="paragraph" style:parent-style-name="Standard">
      <style:text-properties officeooo:rsid="00198390" officeooo:paragraph-rsid="00198390"/>
    </style:style>
    <style:style style:name="P14" style:family="paragraph" style:parent-style-name="Standard">
      <style:text-properties officeooo:rsid="001fd2ab" officeooo:paragraph-rsid="001fd2ab"/>
    </style:style>
    <style:style style:name="P15" style:family="paragraph" style:parent-style-name="Standard">
      <style:text-properties officeooo:rsid="0020c394" officeooo:paragraph-rsid="0020c394"/>
    </style:style>
    <style:style style:name="P16" style:family="paragraph" style:parent-style-name="Standard">
      <style:text-properties officeooo:rsid="002292f9" officeooo:paragraph-rsid="002292f9"/>
    </style:style>
    <style:style style:name="T1" style:family="text">
      <style:text-properties officeooo:rsid="00120772"/>
    </style:style>
    <style:style style:name="T2" style:family="text">
      <style:text-properties fo:color="#6a8759" style:font-name="Ubuntu Mono" fo:font-size="9.80000019073486pt"/>
    </style:style>
    <style:style style:name="T3" style:family="text">
      <style:text-properties fo:color="#6897bb" style:font-name="Ubuntu Mono" fo:font-size="9.80000019073486pt"/>
    </style:style>
    <style:style style:name="T4" style:family="text">
      <style:text-properties fo:color="#cc7832" style:font-name="Ubuntu Mono" fo:font-size="9.80000019073486pt"/>
    </style:style>
    <style:style style:name="T5" style:family="text">
      <style:text-properties fo:color="#a9b7c6" style:font-name="Ubuntu Mono" fo:font-size="9.80000019073486pt"/>
    </style:style>
    <style:style style:name="T6" style:family="text">
      <style:text-properties officeooo:rsid="00124dcf"/>
    </style:style>
    <style:style style:name="T7" style:family="text">
      <style:text-properties officeooo:rsid="00161917"/>
    </style:style>
    <style:style style:name="T8" style:family="text">
      <style:text-properties officeooo:rsid="001aa6c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seems to be coming from selective retraining.</text:p>
      <text:p text:style-name="P1"/>
      <text:p text:style-name="P2"><text:span text:style-name="T8">1 </text:span>- Training a network with normal shape and DEN but not selective retraining yield good results:</text:p>
      <text:p text:style-name="P4"><text:span text:style-name="T6">initial shape: “</text:span><text:span text:style-name="T2">"encoder"</text:span><text:span text:style-name="T5">: [</text:span><text:span text:style-name="T3">28 </text:span><text:span text:style-name="T5">* </text:span><text:span text:style-name="T3">28</text:span><text:span text:style-name="T4">, </text:span><text:span text:style-name="T3">312</text:span><text:span text:style-name="T4">, </text:span><text:span text:style-name="T3">128</text:span><text:span text:style-name="T4">, </text:span><text:span text:style-name="T3">10</text:span><text:span text:style-name="T5">]</text:span></text:p>
      <text:p text:style-name="P2">“</text:p>
      <text:p text:style-name="P2">Done training with results from error function:</text:p>
      <text:p text:style-name="P2">Done training with total accuracy:tensor(0.9857)</text:p>
      <text:p text:style-name="P2">Done training with results from error function:[tensor(0.9317), tensor(0.9707), tensor(0.9693), tensor(0.9681), tensor(0.9735), tensor(0.9721), tensor(0.9693), tensor(0.9628), tensor(0.9658), tensor(0.9713)]</text:p>
      <text:p text:style-name="P9">final shape: 'encoder': [784, 810, 265, 10],</text:p>
      <text:p text:style-name="P2"/>
      <text:p text:style-name="P2"><text:span text:style-name="T8">2 </text:span>- Training a network with reduced shape [30,30] inner layers <text:span text:style-name="T1">(starting shape: 'encoder': [784, 50, 50, 10],) </text:span>, DEN but not selective retraining seems to be yielding the expected results of good accuracy and the model growing to meet an expected normal size. <text:span text:style-name="T1">The accuracy is also very good.</text:span></text:p>
      <text:p text:style-name="P5">The drift threshold was 0.08 and lr=0.1. </text:p>
      <text:p text:style-name="P9">Accuracies: Done training with total accuracy:tensor(0.9877)</text:p>
      <text:p text:style-name="P9">Done training with results from error function:[tensor(0.9238), tensor(0.9609), tensor(0.9650), tensor(0.9662), tensor(0.9708), tensor(0.9677), tensor(0.9709), tensor(0.9722), tensor(0.9711), tensor(0.9698)]</text:p>
      <text:p text:style-name="P5">The final shape of the network was: <text:s/>'encoder': [784, 430, 173, 10]</text:p>
      <text:p text:style-name="P2"/>
      <text:p text:style-name="P2"/>
      <text:p text:style-name="P2"><text:span text:style-name="T8">3 </text:span>- <text:span text:style-name="T7">Training a network with reduced shaped with both DEN and selective retraining.</text:span></text:p>
      <text:p text:style-name="P6">The drift threshold was 0.08 and lr=0.1.</text:p>
      <text:p text:style-name="P10">Original model shape: 'encoder': [784, 50, 50, 10]</text:p>
      <text:p text:style-name="P10">Accuracies:Done training with total accuracy:tensor(0.1207)</text:p>
      <text:p text:style-name="P10">Done training with results from error function:[tensor(0.8914), tensor(0.5748), tensor(0.5000), tensor(0.5000), tensor(0.5000), tensor(0.5000), tensor(0.5000), tensor(0.5000), tensor(0.4973), tensor(0.5000)]</text:p>
      <text:p text:style-name="P10">Final model shape:'encoder': [784, 2037, 2978, 10]</text:p>
      <text:p text:style-name="P10"/>
      <text:p text:style-name="P3"><text:span text:style-name="T8">4 </text:span>- <text:span text:style-name="T7">Training a network with reduced shaped with both DEN and selective retraining but with selective retraining on all the tasks already trained instead of just the current task.</text:span></text:p>
      <text:p text:style-name="P7">The drift threshold was 0.08 and lr=0.1.</text:p>
      <text:p text:style-name="P11">Original model shape: 'encoder': [784, 50, 50, 10]</text:p>
      <text:p text:style-name="P13">Accuracies: Done training with total accuracy:tensor(0.8851)</text:p>
      <text:p text:style-name="P13">Done training with results from error function:[tensor(0.9906), tensor(0.8906), tensor(0.6195), tensor(0.3816), tensor(0.3510), tensor(0.4632), tensor(0.6667), tensor(0.6838), tensor(0.6594), tensor(0.8777)]</text:p>
      <text:p text:style-name="P13">Final Model shape:'encoder': [784, 1265, 3799, 10]</text:p>
      <text:p text:style-name="P13"/>
      <text:p text:style-name="P14">5 - <text:span text:style-name="T7">Training a network with reduced shaped with both DEN and selective retraining but with selective retraining on all the tasks </text:span>==&gt; Objective: check that selective retraining code works as intended when given all classes at once. It should behave exactly as (2)</text:p>
      <text:p text:style-name="P8">The drift threshold was 0.08 and lr=0.1.</text:p>
      <text:p text:style-name="P12">Original model shape: 'encoder': [784, 50, 50, 10]</text:p>
      <text:p text:style-name="P15">Accuracies:Done training with total accuracy:tensor(0.9835)</text:p>
      <text:p text:style-name="P15"><text:soft-page-break/>Done training with results from error function:[tensor(0.9146), tensor(0.9573), tensor(0.9546), tensor(0.9610), tensor(0.9653), tensor(0.9691), tensor(0.9686), tensor(0.9720), tensor(0.9705), tensor(0.9704)]</text:p>
      <text:p text:style-name="P15">Final Model Shape: 'encoder': [784, 493, 172, 10],</text:p>
      <text:p text:style-name="P16">Results are pretty similar to (2) so selective training works as intended when used with all classes at once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16:53:12.300343229</meta:creation-date>
    <dc:date>2020-04-30T18:47:17.744502392</dc:date>
    <meta:editing-duration>PT1H3M24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2" meta:paragraph-count="32" meta:word-count="399" meta:character-count="3062" meta:non-whitespace-character-count="2693"/>
  </office:meta>
</office:document-meta>
</file>